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margin-top="0.1665in" fo:margin-bottom="0.0835in"/>
      <style:text-properties style:font-name="Times" fo:font-size="12.0pt"/>
    </style:style>
    <style:style style:name="P2" style:family="paragraph" style:parent-style-name="Standard">
      <style:paragraph-properties fo:margin-bottom="0.0972in" fo:line-height="120%"/>
      <style:text-properties style:font-name="Times" fo:font-size="11.0pt" fo:color="#666666"/>
    </style:style>
    <style:style style:name="P3" style:family="paragraph" style:parent-style-name="Standard">
      <style:paragraph-properties fo:margin-top="0.0972in" fo:margin-bottom="0.0833in"/>
      <style:text-properties style:font-name="Times" fo:font-size="14.0pt" fo:color="#808080"/>
    </style:style>
    <style:style style:name="P4" style:family="paragraph" style:parent-style-name="Standard">
      <style:paragraph-properties fo:margin-top="0.0972in" fo:margin-bottom="0.0833in"/>
      <style:text-properties style:font-name="Times" fo:font-size="11.0pt" fo:color="#666666"/>
    </style:style>
    <style:style style:name="P5" style:family="paragraph" style:parent-style-name="Standard">
      <style:paragraph-properties fo:margin-bottom="0.1667in"/>
      <style:text-properties style:font-name="Arial" fo:font-size="13.3pt" fo:background-color="#ffffff"/>
    </style:style>
    <style:style style:name="P6" style:family="paragraph" style:parent-style-name="Standard">
      <style:paragraph-properties fo:margin-bottom="0.1667in"/>
      <style:text-properties style:font-name="Times" fo:font-size="11.0pt" fo:color="#666666"/>
    </style:style>
    <style:style style:name="P7" style:family="paragraph" style:parent-style-name="Standard">
      <style:paragraph-properties fo:margin-top="0.0972in" fo:margin-bottom="0.0835in"/>
      <style:text-properties style:font-name="Times" fo:font-size="14.0pt" fo:color="#808080"/>
    </style:style>
    <style:style style:name="P8" style:family="paragraph" style:parent-style-name="Standard">
      <style:paragraph-properties fo:margin-bottom="0.0972in" fo:line-height="120%"/>
      <style:text-properties style:font-name="Times" fo:font-size="11.0pt"/>
    </style:style>
    <style:style style:name="P9" style:family="paragraph" style:parent-style-name="Standard">
      <style:paragraph-properties fo:margin-bottom="0.1667in"/>
      <style:text-properties style:font-name="Times" fo:font-size="12.0pt"/>
    </style:style>
    <style:style style:name="P10"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1.0pt"/>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fo:letter-spacing="0.0000in" fo:background-color="transparen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Victor A Miron</text:span></text:p>
      <text:p text:style-name="P2"><text:span text:style-name="T1">Victormiron.office@gmail.com</text:span></text:p>
      <text:p text:style-name="P2"><text:span text:style-name="T1">(312) 450 5890</text:span></text:p>
      <text:p text:style-name="P2"><text:span text:style-name="T1">github.com/Victor-Miron<text:line-break/>www.linkedin.com/in/victor-miron-4ab401297</text:span></text:p>
      <text:p text:style-name="P2"><text:span text:style-name="T1"/></text:p>
      <text:p text:style-name="P3"><text:span text:style-name="T1">Skills</text:span></text:p>
      <text:p text:style-name="P4"><text:span text:style-name="T1"/></text:p>
      <text:p text:style-name="P5"><text:span text:style-name="T2">I am self-employed in the trucking business. I’ve been working in this industry for 9 years </text:span></text:p>
      <text:p text:style-name="P5"><text:span text:style-name="T2">and I am ready for a new challenge.</text:span></text:p>
      <text:p text:style-name="P5"><text:span text:style-name="T2">Skills:</text:span></text:p>
      <text:p text:style-name="P5"><text:span text:style-name="T2">- Data Analysis with Python:</text:span></text:p>
      <text:p text:style-name="P5"><text:span text:style-name="T2">+ Handling Data using pandas, databases like SQLlite and Tableau;</text:span></text:p>
      <text:p text:style-name="P5"><text:span text:style-name="T2">+ Using git and GitHub to handle the data created and sharing with others</text:span></text:p>
      <text:p text:style-name="P5"><text:span text:style-name="T2">+Created a project for Code: YOU capstone using all the knowledge above</text:span></text:p>
      <text:p text:style-name="P5"><text:span text:style-name="T2">-Project: “Highway to Bankruptcy”</text:span></text:p>
      <text:p text:style-name="P5"><text:span text:style-name="T2">w-Google Workspace:</text:span></text:p>
      <text:p text:style-name="P5"><text:span text:style-name="T2">+ Handling data through Google Sheets</text:span></text:p>
      <text:p text:style-name="P5"><text:span text:style-name="T2">+ Creating resumes and other documents with Google Docs</text:span></text:p>
      <text:p text:style-name="P5"><text:span text:style-name="T2">+ Project Presentations with Google Slides</text:span></text:p>
      <text:p text:style-name="P5"><text:span text:style-name="T2">+Set meetings with google Meet </text:span></text:p>
      <text:p text:style-name="P5"><text:span text:style-name="T2">+ Create forms for load sheets with google Forms</text:span></text:p>
      <text:p text:style-name="P5"><text:span text:style-name="T2">-Microsoft Office </text:span></text:p>
      <text:p text:style-name="P5"><text:span text:style-name="T2">+ Apple Suite:</text:span></text:p>
      <text:p text:style-name="P5"><text:span text:style-name="T2">-Pages</text:span></text:p>
      <text:p text:style-name="P5"><text:span text:style-name="T2">-Numbers</text:span></text:p>
      <text:p text:style-name="P5"><text:span text:style-name="T2">-KeyNote</text:span></text:p>
      <text:p text:style-name="P5"><text:span text:style-name="T2">+ Fast learner. </text:span></text:p>
      <text:p text:style-name="P5"><text:span text:style-name="T2">-I switch between OS Systems and keep myself updated with changes</text:span></text:p>
      <text:p text:style-name="P5"><text:span text:style-name="T2">+Problem Solver</text:span></text:p>
      <text:p text:style-name="P5"><text:span text:style-name="T2">-Solve tasks and challenges doing a lot of research for class and everyday life</text:span></text:p>
      <text:p text:style-name="P5"><text:span text:style-name="T2">-use tools like AI for debugging, studying and improving my code</text:span></text:p>
      <text:p text:style-name="P5"><text:span text:style-name="T2">+Attentive to details:</text:span></text:p>
      <text:p text:style-name="P5"><text:span text:style-name="T2">-Trucking needs all attention for details: preventing an accident in traffic, checking equipment for faults</text:span></text:p>
      <text:p text:style-name="P5"><text:span text:style-name="T2">+Goal setter:</text:span></text:p>
      <text:p text:style-name="P5"><text:span text:style-name="T2">-Planning for the future using small goals leading to a bigger goal</text:span></text:p>
      <text:p text:style-name="P5"><text:span text:style-name="T2">+Communication skills</text:span></text:p>
      <text:p text:style-name="P5"><text:span text:style-name="T2">-communicating efficiently with customers and team to improve business</text:span></text:p>
      <text:p text:style-name="P5"><text:span text:style-name="T2">+Team work</text:span></text:p>
      <text:p text:style-name="P5"><text:span text:style-name="T2">-understanding problems of the team and help improve </text:span></text:p>
      <text:p text:style-name="P5"><text:span text:style-name="T2">-work efficiently for projects and tasks and involve everyone in the project</text:span></text:p>
      <text:p text:style-name="P5"><text:span text:style-name="T2">+Management skills</text:span></text:p>
      <text:p text:style-name="P5"><text:span text:style-name="T2">-Running own business and solving all problems that occur like:</text:span></text:p>
      <text:p text:style-name="P5"><text:span text:style-name="T2">=Planning</text:span></text:p>
      <text:p text:style-name="P5"><text:span text:style-name="T2">=Budgeting</text:span></text:p>
      <text:p text:style-name="P5"><text:span text:style-name="T2">=Talking with customers and clients effectively</text:span></text:p>
      <text:p text:style-name="P6">=Accounting handling data of the company</text:p>
      <text:p text:style-name="P7"><text:span text:style-name="T1">Education</text:span></text:p>
      <text:p text:style-name="P5"><text:span text:style-name="T2">Coursera |</text:span></text:p>
      <text:p text:style-name="P5"><text:span text:style-name="T2"><text:s/>Louisville, KY Python | </text:span></text:p>
      <text:p text:style-name="P5"><text:span text:style-name="T2">12/2023 Python and SQLite</text:span></text:p>
      <text:p text:style-name="P8"/>
      <text:p text:style-name="P5"><text:span text:style-name="T2">Code: You | Louisville, KY</text:span><text:span text:style-name="T3"><text:line-break/></text:span><text:span text:style-name="T2">Data Analysis</text:span><text:span text:style-name="T3"><text:line-break/></text:span><text:span text:style-name="T2">I m currently enrolled in code: YOU for Data Analysis pathway</text:span></text:p>
      <text:p text:style-name="P5"><text:span text:style-name="T2">Business Administration | Timisoara, TM</text:span><text:span text:style-name="T3"><text:line-break/></text:span><text:span text:style-name="T2">Management</text:span><text:span text:style-name="T3"><text:line-break/></text:span><text:span text:style-name="T2">I studied for two years and a half management in Romania. I didn't graduate because I had the opportunity to come to the US. During college, I participated in International projects with the school and also in a non -profit student organization where <text:s/>I learned a lot of skills like team work, team management, time management and many other skills. We were recruiting students for participation in exchange programs and using the skills above mentioned to solve the problems. </text:span></text:p>
      <text:p text:style-name="P8"/>
      <text:p text:style-name="P7"><text:span text:style-name="T1">Experience</text:span></text:p>
      <text:p text:style-name="P7"><text:span text:style-name="T1">TSI | Jeffersonville, IN</text:span></text:p>
      <text:p text:style-name="P7"><text:span text:style-name="T1">Truck Driver 04/2024 - Present</text:span></text:p>
      <text:p text:style-name="P7"/>
      <text:p text:style-name="P5"><text:span text:style-name="T2">Self Employed | Louisville, KY</text:span><text:span text:style-name="T3"><text:line-break/></text:span><text:span text:style-name="T2">Truck Driver | 08/2016 - 04/2024</text:span></text:p>
      <text:p text:style-name="P9"><text:span text:style-name="T2"/></text:p>
      <text:p text:style-name="P8"/>
      <text:list text:style-name="L1">
        <text:list-item>
          <text:p text:style-name="P10"><text:s/></text:p>
        </text:list-item>
        <text:list-item>
          <text:p text:style-name="P10"/>
        </text:list-item>
        <text:list-item>
          <text:p text:style-name="P10"/>
        </text:list-item>
      </text:list>
      <text:p text:style-name="P8"><text:span text:style-name="T1">Ham Inspector<text:line-break/></text:span>Ham and Eggs, Co.</text:p>
      <text:p text:style-name="P8">Jun 2011 – Nov 2013 </text:p>
      <text:list text:style-name="L1">
        <text:list-item>
          <text:p text:style-name="P10"/>
        </text:list-item>
        <text:list-item>
          <text:p text:style-name="P10"/>
        </text:list-item>
        <text:list-item>
          <text:p text:style-name="P10"/>
        </text:list-item>
      </text:list>
      <text:list text:style-name="L1">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5</meta:generator>
    <dc:title>Resume</dc:title>
  </office:meta>
</office:document-meta>
</file>